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cea0" officeooo:paragraph-rsid="0010cea0"/>
    </style:style>
    <style:style style:name="P2" style:family="paragraph" style:parent-style-name="Standard">
      <style:text-properties officeooo:rsid="001233c0" officeooo:paragraph-rsid="001233c0"/>
    </style:style>
    <style:style style:name="T1" style:family="text">
      <style:text-properties fo:font-variant="normal" fo:text-transform="none" fo:color="#434343" style:text-line-through-style="none" style:text-line-through-type="none" style:font-name="Open Sans" fo:font-size="14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beef0405-7fff-60bf-005d-bbef5e34876b"/><text:span text:style-name="T1">¿Las ip públicas son las mismas? ¿por qué?</text:span> </text:p>
      <text:p text:style-name="P1"/>
      <text:p text:style-name="P1">No son las mismas, ya que <text:s/>pensaría que con opera te muestra tu ip como abreviada, mientras que en Tor, te muestra tu ip pero creería yo más desglosada, con más dígitos.</text:p>
      <text:p text:style-name="P1"/>
      <text:p text:style-name="P1"/>
      <text:p text:style-name="P1"><text:bookmark text:name="docs-internal-guid-58687331-7fff-3202-c2ea-93d4b67333ea"/><text:span text:style-name="T1">Utilizando Tor ¿pudimos localizar la IP ?  </text:span></text:p>
      <text:p text:style-name="P1"/>
      <text:p text:style-name="P1">No se mostró nada en la geolocalización.</text:p>
      <text:p text:style-name="P1"/>
      <text:p text:style-name="P1"/>
      <text:p text:style-name="P1"><text:bookmark text:name="docs-internal-guid-18c7260e-7fff-e506-0da3-4ddabf093a9b"/><text:span text:style-name="T1">¿Las velocidades en los test son diferentes? ¿Por qué crees que sucede esto?</text:span> </text:p>
      <text:p text:style-name="P1"/>
      <text:p text:style-name="P2">Si, creería que depende de si el sistema se optimiza con el VPN, o sin este.</text:p>
      <text:p text:style-name="P2"/>
      <text:p text:style-name="P2"/>
      <text:p text:style-name="P2"><text:bookmark text:name="docs-internal-guid-a86805fe-7fff-954a-10f5-4495ce964286"/><text:span text:style-name="T1">¿Que significa el valor del ping?</text:span> </text:p>
      <text:p text:style-name="P2"/>
      <text:p text:style-name="P2">Tiempo de reacción.</text:p>
      <text:p text:style-name="P2"/>
      <text:p text:style-name="P2"/>
      <text:p text:style-name="P2"><text:bookmark text:name="docs-internal-guid-fbaab0f3-7fff-e21b-b601-a4c6aba8e819"/><text:span text:style-name="T1">El valor del ping, ¿varia entre las diferentes opciones? ¿Por qué?</text:span> </text:p>
      <text:p text:style-name="P2"/>
      <text:p text:style-name="P2">Si, creería por un tipo de optimización en el navegador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4-04T20:43:48.231000000</meta:creation-date>
    <dc:date>2023-04-04T21:04:43.609000000</dc:date>
    <meta:editing-duration>PT24S</meta:editing-duration>
    <meta:editing-cycles>1</meta:editing-cycles>
    <meta:document-statistic meta:table-count="0" meta:image-count="0" meta:object-count="0" meta:page-count="1" meta:paragraph-count="10" meta:word-count="113" meta:character-count="624" meta:non-whitespace-character-count="514"/>
    <meta:generator>LibreOffice/6.4.7.2$Windows_X86_64 LibreOffice_project/639b8ac485750d5696d7590a72ef1b496725cfb5</meta:generator>
  </office:meta>
</office:document-meta>
</file>